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Template.releaseContext( @ Nullable 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ndiTemplate.lookup( String name , @ Nullable Class &lt; T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Template.rebind( final String name , final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Templat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Template.execute( JndiCallback &lt; T &gt; context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Template.bind( final String name , final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Template.createInitial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Template.Jnd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ndiTemplate.JndiTemplate( @ Nullable Properties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Template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Template.lookup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ndiTemplate.unbind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Template.setEnvironment( @ Nullable Properties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